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yriad Pro" svg:font-family="Myriad Pro" style:font-family-generic="system"/>
    <style:font-face style:name="MS PMincho" svg:font-family="MS PMincho" style:font-family-generic="roman" style:font-pitch="variable" svg:panose-1="2 2 6 0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Myriad Pro" fo:color="#000000" fo:font-size="7.5pt" style:font-size-asian="7.5pt"/>
    </style:style>
    <style:style style:name="T3" style:parent-style-name="DefaultParagraphFont" style:family="text">
      <style:text-properties style:font-name="Myriad Pro" fo:font-weight="bold" style:font-weight-asian="bold" fo:color="#7B1886" fo:font-size="7.5pt" style:font-size-asian="7.5pt"/>
    </style:style>
    <style:style style:name="T4" style:parent-style-name="DefaultParagraphFont" style:family="text">
      <style:text-properties style:font-name="Myriad Pro" fo:color="#000000" fo:font-size="7.5pt" style:font-size-asian="7.5pt"/>
    </style:style>
    <style:style style:name="T5" style:parent-style-name="DefaultParagraphFont" style:family="text">
      <style:text-properties style:font-name="Myriad Pro" fo:font-weight="bold" style:font-weight-asian="bold" fo:font-style="italic" style:font-style-asian="italic" fo:color="#000000" fo:font-size="7.5pt" style:font-size-asian="7.5pt"/>
    </style:style>
    <style:style style:name="T6" style:parent-style-name="DefaultParagraphFont" style:family="text">
      <style:text-properties style:font-name="Myriad Pro" fo:color="#000000" fo:font-size="7.5pt" style:font-size-asian="7.5pt"/>
    </style:style>
    <style:style style:name="P7" style:parent-style-name="Standard" style:family="paragraph">
      <style:text-properties style:font-name="Myriad Pro" fo:color="#000000" fo:font-size="7.5pt" style:font-size-asian="7.5pt"/>
    </style:style>
    <style:style style:name="P8" style:parent-style-name="Standard" style:family="paragraph">
      <style:text-properties style:font-name="Myriad Pro" fo:color="#000000" fo:font-size="7.5pt" style:font-size-asian="7.5pt"/>
    </style:style>
    <style:style style:name="P9" style:parent-style-name="Standard" style:family="paragraph">
      <style:text-properties style:font-name="Myriad Pro" fo:color="#000000" fo:font-size="7.5pt" style:font-size-asian="7.5pt"/>
    </style:style>
    <style:style style:name="P10" style:parent-style-name="Standard" style:family="paragraph">
      <style:text-properties style:font-name="Myriad Pro" fo:color="#000000" fo:font-size="7.5pt" style:font-size-asian="7.5pt"/>
    </style:style>
    <style:style style:name="P11" style:parent-style-name="Standard" style:family="paragraph">
      <style:text-properties style:font-name="Myriad Pro" fo:color="#000000" fo:font-size="7.5pt" style:font-size-asian="7.5pt"/>
    </style:style>
    <style:style style:name="P12" style:parent-style-name="Standard" style:family="paragraph">
      <style:text-properties style:font-name="Myriad Pro" fo:color="#000000" fo:font-size="7.5pt" style:font-size-asian="7.5pt"/>
    </style:style>
    <style:style style:name="P13" style:parent-style-name="Standard" style:family="paragraph">
      <style:text-properties style:font-name="Myriad Pro" fo:color="#000000" fo:font-size="7.5pt" style:font-size-asian="7.5pt"/>
    </style:style>
    <style:style style:name="P14" style:parent-style-name="Standard" style:family="paragraph">
      <style:text-properties style:font-name="Myriad Pro" fo:color="#000000" fo:font-size="7.5pt" style:font-size-asian="7.5pt"/>
    </style:style>
    <style:style style:name="P15" style:parent-style-name="Standard" style:family="paragraph">
      <style:text-properties style:font-name="Myriad Pro" fo:color="#000000" fo:font-size="7.5pt" style:font-size-asian="7.5pt"/>
    </style:style>
    <style:style style:name="P16" style:parent-style-name="Standard" style:family="paragraph">
      <style:text-properties style:font-name="Myriad Pro" fo:color="#000000" fo:font-size="7.5pt" style:font-size-asian="7.5pt"/>
    </style:style>
    <style:style style:name="P17" style:parent-style-name="Standard" style:family="paragraph">
      <style:text-properties style:font-name="Myriad Pro" fo:color="#000000" fo:font-size="7.5pt" style:font-size-asian="7.5pt"/>
    </style:style>
    <style:style style:name="P18" style:parent-style-name="Standard" style:family="paragraph">
      <style:text-properties style:font-name="Myriad Pro" fo:color="#000000" fo:font-size="7.5pt" style:font-size-asian="7.5pt"/>
    </style:style>
    <style:style style:name="P19" style:parent-style-name="Standard" style:family="paragraph">
      <style:text-properties style:font-name="Myriad Pro" fo:color="#000000" fo:font-size="7.5pt" style:font-size-asian="7.5pt"/>
    </style:style>
    <style:style style:name="P20" style:parent-style-name="Standard" style:family="paragraph">
      <style:text-properties style:font-name="Myriad Pro" fo:font-size="7.5pt" style:font-size-asian="7.5pt"/>
    </style:style>
    <style:style style:name="P21" style:parent-style-name="Standard" style:family="paragraph">
      <style:text-properties style:font-name="Myriad Pro" fo:color="#000000" fo:font-size="7.5pt" style:font-size-asian="7.5pt"/>
    </style:style>
    <style:style style:name="T22" style:parent-style-name="DefaultParagraphFont" style:family="text">
      <style:text-properties style:font-name="Myriad Pro" fo:color="#B61D09" fo:font-size="7.5pt" style:font-size-asian="7.5pt"/>
    </style:style>
    <style:style style:name="T23" style:parent-style-name="DefaultParagraphFont" style:family="text">
      <style:text-properties style:font-name="Myriad Pro" fo:color="#000000" fo:font-size="7.5pt" style:font-size-asian="7.5pt"/>
    </style:style>
    <style:style style:name="T24" style:parent-style-name="DefaultParagraphFont" style:family="text">
      <style:text-properties style:font-name="Myriad Pro" fo:color="#3F48F2" fo:font-size="7.5pt" style:font-size-asian="7.5pt"/>
    </style:style>
    <style:style style:name="T25" style:parent-style-name="DefaultParagraphFont" style:family="text">
      <style:text-properties style:font-name="Myriad Pro" fo:color="#B61D09" fo:font-size="7.5pt" style:font-size-asian="7.5pt"/>
    </style:style>
    <style:style style:name="T26" style:parent-style-name="DefaultParagraphFont" style:family="text">
      <style:text-properties style:font-name="Myriad Pro" fo:color="#000000" fo:font-size="7.5pt" style:font-size-asian="7.5pt"/>
    </style:style>
    <style:style style:name="T27" style:parent-style-name="DefaultParagraphFont" style:family="text">
      <style:text-properties style:font-name="Myriad Pro" fo:color="#3F48F2" fo:font-size="7.5pt" style:font-size-asian="7.5pt"/>
    </style:style>
    <style:style style:name="T28" style:parent-style-name="DefaultParagraphFont" style:family="text">
      <style:text-properties style:font-name="Myriad Pro" fo:color="#B61D09" fo:font-size="7.5pt" style:font-size-asian="7.5pt"/>
    </style:style>
    <style:style style:name="T29" style:parent-style-name="DefaultParagraphFont" style:family="text">
      <style:text-properties style:font-name="Myriad Pro" fo:color="#000000" fo:font-size="7.5pt" style:font-size-asian="7.5pt"/>
    </style:style>
    <style:style style:name="T30" style:parent-style-name="DefaultParagraphFont" style:family="text">
      <style:text-properties style:font-name="Myriad Pro" fo:color="#3F48F2" fo:font-size="7.5pt" style:font-size-asian="7.5pt"/>
    </style:style>
    <style:style style:name="T31" style:parent-style-name="DefaultParagraphFont" style:family="text">
      <style:text-properties style:font-name="Myriad Pro" fo:color="#B61D09" fo:font-size="7.5pt" style:font-size-asian="7.5pt"/>
    </style:style>
    <style:style style:name="T32" style:parent-style-name="DefaultParagraphFont" style:family="text">
      <style:text-properties style:font-name="Myriad Pro" fo:color="#000000" fo:font-size="7.5pt" style:font-size-asian="7.5pt"/>
    </style:style>
    <style:style style:name="T33" style:parent-style-name="DefaultParagraphFont" style:family="text">
      <style:text-properties style:font-name="Myriad Pro" fo:color="#3F48F2" fo:font-size="7.5pt" style:font-size-asian="7.5pt"/>
    </style:style>
    <style:style style:name="T34" style:parent-style-name="DefaultParagraphFont" style:family="text">
      <style:text-properties style:font-name="Myriad Pro" fo:color="#B61D09" fo:font-size="7.5pt" style:font-size-asian="7.5pt"/>
    </style:style>
    <style:style style:name="T35" style:parent-style-name="DefaultParagraphFont" style:family="text">
      <style:text-properties style:font-name="Myriad Pro" fo:color="#000000" fo:font-size="7.5pt" style:font-size-asian="7.5pt"/>
    </style:style>
    <style:style style:name="T36" style:parent-style-name="DefaultParagraphFont" style:family="text">
      <style:text-properties style:font-name="Myriad Pro" fo:color="#3F48F2" fo:font-size="7.5pt" style:font-size-asian="7.5pt"/>
    </style:style>
    <style:style style:name="T37" style:parent-style-name="DefaultParagraphFont" style:family="text">
      <style:text-properties style:font-name="Myriad Pro" fo:color="#B61D09" fo:font-size="7.5pt" style:font-size-asian="7.5pt"/>
    </style:style>
    <style:style style:name="T38" style:parent-style-name="DefaultParagraphFont" style:family="text">
      <style:text-properties style:font-name="Myriad Pro" fo:color="#000000" fo:font-size="7.5pt" style:font-size-asian="7.5pt"/>
    </style:style>
    <style:style style:name="T39" style:parent-style-name="DefaultParagraphFont" style:family="text">
      <style:text-properties style:font-name="Myriad Pro" fo:color="#3F48F2" fo:font-size="7.5pt" style:font-size-asian="7.5pt"/>
    </style:style>
    <style:style style:name="T40" style:parent-style-name="DefaultParagraphFont" style:family="text">
      <style:text-properties style:font-name="Myriad Pro" fo:color="#B61D09" fo:font-size="7.5pt" style:font-size-asian="7.5pt"/>
    </style:style>
    <style:style style:name="T41" style:parent-style-name="DefaultParagraphFont" style:family="text">
      <style:text-properties style:font-name="Myriad Pro" fo:color="#000000" fo:font-size="7.5pt" style:font-size-asian="7.5pt"/>
    </style:style>
    <style:style style:name="T42" style:parent-style-name="DefaultParagraphFont" style:family="text">
      <style:text-properties style:font-name="Myriad Pro" fo:color="#3F48F2" fo:font-size="7.5pt" style:font-size-asian="7.5pt"/>
    </style:style>
    <style:style style:name="P43" style:parent-style-name="Standard" style:family="paragraph">
      <style:text-properties style:font-name="Myriad Pro" fo:color="#B61D09" fo:font-size="7.5pt" style:font-size-asian="7.5pt"/>
    </style:style>
    <style:style style:name="T44" style:parent-style-name="DefaultParagraphFont" style:family="text">
      <style:text-properties style:font-name="Myriad Pro" fo:color="#B61D09" fo:font-size="7.5pt" style:font-size-asian="7.5pt"/>
    </style:style>
    <style:style style:name="T45" style:parent-style-name="DefaultParagraphFont" style:family="text">
      <style:text-properties style:font-name="Myriad Pro" fo:color="#000000" fo:font-size="7.5pt" style:font-size-asian="7.5pt"/>
    </style:style>
    <style:style style:name="T46" style:parent-style-name="DefaultParagraphFont" style:family="text">
      <style:text-properties style:font-name="Myriad Pro" fo:font-weight="bold" style:font-weight-asian="bold" fo:font-style="italic" style:font-style-asian="italic" fo:color="#000000" fo:font-size="7.5pt" style:font-size-asian="7.5pt"/>
    </style:style>
    <style:style style:name="T47" style:parent-style-name="DefaultParagraphFont" style:family="text">
      <style:text-properties style:font-name="Myriad Pro" fo:color="#000000" fo:font-size="7.5pt" style:font-size-asian="7.5pt"/>
    </style:style>
    <style:style style:name="T48" style:parent-style-name="DefaultParagraphFont" style:family="text">
      <style:text-properties style:font-name="Myriad Pro" fo:color="#B61D09" fo:font-size="7.5pt" style:font-size-asian="7.5pt"/>
    </style:style>
    <style:style style:name="T49" style:parent-style-name="DefaultParagraphFont" style:family="text">
      <style:text-properties style:font-name="Myriad Pro" fo:color="#000000" fo:font-size="7.5pt" style:font-size-asian="7.5pt"/>
    </style:style>
    <style:style style:name="T50" style:parent-style-name="DefaultParagraphFont" style:family="text">
      <style:text-properties style:font-name="Myriad Pro" fo:color="#000000" fo:font-size="7.5pt" style:font-size-asian="7.5pt"/>
    </style:style>
    <style:style style:name="T51" style:parent-style-name="DefaultParagraphFont" style:family="text">
      <style:text-properties style:font-name="Myriad Pro" fo:font-weight="bold" style:font-weight-asian="bold" fo:color="#000000" fo:font-size="7.5pt" style:font-size-asian="7.5pt"/>
    </style:style>
    <style:style style:name="T52" style:parent-style-name="DefaultParagraphFont" style:family="text">
      <style:text-properties style:font-name="Myriad Pro" fo:color="#000000" fo:font-size="7.5pt" style:font-size-asian="7.5pt"/>
    </style:style>
    <style:style style:name="T53" style:parent-style-name="DefaultParagraphFont" style:family="text">
      <style:text-properties style:font-name="Myriad Pro" fo:color="#B61D09" fo:font-size="7.5pt" style:font-size-asian="7.5pt"/>
    </style:style>
    <style:style style:name="T54" style:parent-style-name="DefaultParagraphFont" style:family="text">
      <style:text-properties style:font-name="Myriad Pro" fo:color="#000000" fo:font-size="7.5pt" style:font-size-asian="7.5pt"/>
    </style:style>
    <style:style style:name="T55" style:parent-style-name="DefaultParagraphFont" style:family="text">
      <style:text-properties style:font-name="Myriad Pro" fo:color="#000000" fo:font-size="7.5pt" style:font-size-asian="7.5pt"/>
    </style:style>
    <style:style style:name="T56" style:parent-style-name="DefaultParagraphFont" style:family="text">
      <style:text-properties style:font-name="Myriad Pro" fo:color="#B61D09" fo:font-size="7.5pt" style:font-size-asian="7.5pt"/>
    </style:style>
    <style:style style:name="T57" style:parent-style-name="DefaultParagraphFont" style:family="text">
      <style:text-properties style:font-name="Myriad Pro" fo:font-weight="bold" style:font-weight-asian="bold" fo:font-style="italic" style:font-style-asian="italic" fo:color="#B61D09" fo:font-size="7.5pt" style:font-size-asian="7.5pt"/>
    </style:style>
    <style:style style:name="T58" style:parent-style-name="DefaultParagraphFont" style:family="text">
      <style:text-properties style:font-name="Myriad Pro" fo:color="#000000" fo:font-size="7.5pt" style:font-size-asian="7.5pt"/>
    </style:style>
    <style:style style:name="T59" style:parent-style-name="DefaultParagraphFont" style:family="text">
      <style:text-properties style:font-name="Myriad Pro" fo:font-weight="bold" style:font-weight-asian="bold" fo:font-style="italic" style:font-style-asian="italic" fo:color="#000000" fo:font-size="7.5pt" style:font-size-asian="7.5pt"/>
    </style:style>
    <style:style style:name="T60" style:parent-style-name="DefaultParagraphFont" style:family="text">
      <style:text-properties style:font-name="Myriad Pro" fo:color="#000000" fo:font-size="7.5pt" style:font-size-asian="7.5pt"/>
    </style:style>
    <style:style style:name="T61" style:parent-style-name="DefaultParagraphFont" style:family="text">
      <style:text-properties style:font-name="Myriad Pro" fo:color="#000000" fo:font-size="7.5pt" style:font-size-asian="7.5pt"/>
    </style:style>
    <style:style style:name="T62" style:parent-style-name="DefaultParagraphFont" style:family="text">
      <style:text-properties style:font-name="Myriad Pro" fo:color="#B61D09" fo:font-size="7.5pt" style:font-size-asian="7.5pt"/>
    </style:style>
    <style:style style:name="T63" style:parent-style-name="DefaultParagraphFont" style:family="text">
      <style:text-properties style:font-name="Myriad Pro" fo:color="#000000" fo:font-size="7.5pt" style:font-size-asian="7.5pt"/>
    </style:style>
    <style:style style:name="T64" style:parent-style-name="DefaultParagraphFont" style:family="text">
      <style:text-properties style:font-name="Myriad Pro" fo:font-weight="bold" style:font-weight-asian="bold" fo:font-style="italic" style:font-style-asian="italic" fo:color="#000000" fo:font-size="7.5pt" style:font-size-asian="7.5pt"/>
    </style:style>
    <style:style style:name="T65" style:parent-style-name="DefaultParagraphFont" style:family="text">
      <style:text-properties style:font-name="Myriad Pro" fo:color="#000000" fo:font-size="7.5pt" style:font-size-asian="7.5pt"/>
    </style:style>
    <style:style style:name="T66" style:parent-style-name="DefaultParagraphFont" style:family="text">
      <style:text-properties style:font-name="Myriad Pro" fo:color="#B61D09" fo:font-size="7.5pt" style:font-size-asian="7.5pt"/>
    </style:style>
    <style:style style:name="T67" style:parent-style-name="DefaultParagraphFont" style:family="text">
      <style:text-properties style:font-name="Myriad Pro" fo:color="#000000" fo:font-size="7.5pt" style:font-size-asian="7.5pt"/>
    </style:style>
    <style:style style:name="T68" style:parent-style-name="DefaultParagraphFont" style:family="text">
      <style:text-properties style:font-name="Myriad Pro" fo:color="#3F48F2" fo:font-size="7.5pt" style:font-size-asian="7.5pt"/>
    </style:style>
    <style:style style:name="T69" style:parent-style-name="DefaultParagraphFont" style:family="text">
      <style:text-properties style:font-name="Myriad Pro" fo:color="#B61D09" fo:font-size="7.5pt" style:font-size-asian="7.5pt"/>
    </style:style>
    <style:style style:name="T70" style:parent-style-name="DefaultParagraphFont" style:family="text">
      <style:text-properties style:font-name="Myriad Pro" fo:color="#000000" fo:font-size="7.5pt" style:font-size-asian="7.5pt"/>
    </style:style>
    <style:style style:name="T71" style:parent-style-name="DefaultParagraphFont" style:family="text">
      <style:text-properties style:font-name="Myriad Pro" fo:color="#3F48F2" fo:font-size="7.5pt" style:font-size-asian="7.5pt"/>
    </style:style>
    <style:style style:name="T72" style:parent-style-name="DefaultParagraphFont" style:family="text">
      <style:text-properties style:font-name="Myriad Pro" fo:color="#000000" fo:font-size="7.5pt" style:font-size-asian="7.5pt"/>
    </style:style>
    <style:style style:name="T73" style:parent-style-name="DefaultParagraphFont" style:family="text">
      <style:text-properties style:font-name="Myriad Pro" fo:color="#000000" fo:font-size="7.5pt" style:font-size-asian="7.5pt"/>
    </style:style>
    <style:style style:name="T74" style:parent-style-name="DefaultParagraphFont" style:family="text">
      <style:text-properties style:font-name="Myriad Pro" fo:color="#B61D09" fo:font-size="7.5pt" style:font-size-asian="7.5pt"/>
    </style:style>
    <style:style style:name="T75" style:parent-style-name="DefaultParagraphFont" style:family="text">
      <style:text-properties style:font-name="Myriad Pro" fo:color="#000000" fo:font-size="7.5pt" style:font-size-asian="7.5pt"/>
    </style:style>
    <style:style style:name="T76" style:parent-style-name="DefaultParagraphFont" style:family="text">
      <style:text-properties style:font-name="Myriad Pro" fo:color="#3F48F2" fo:font-size="7.5pt" style:font-size-asian="7.5pt"/>
    </style:style>
    <style:style style:name="T77" style:parent-style-name="DefaultParagraphFont" style:family="text">
      <style:text-properties style:font-name="Myriad Pro" fo:color="#000000" fo:font-size="7.5pt" style:font-size-asian="7.5pt"/>
    </style:style>
    <style:style style:name="P78" style:parent-style-name="Standard" style:family="paragraph">
      <style:text-properties style:font-name="Myriad Pro" fo:font-size="7.5pt" style:font-size-asian="7.5pt"/>
    </style:style>
    <style:style style:name="T79" style:parent-style-name="DefaultParagraphFont" style:family="text">
      <style:text-properties style:font-name="Myriad Pro" fo:color="#B61D09" fo:font-size="7.5pt" style:font-size-asian="7.5pt"/>
    </style:style>
    <style:style style:name="T80" style:parent-style-name="DefaultParagraphFont" style:family="text">
      <style:text-properties style:font-name="Myriad Pro" fo:color="#000000" fo:font-size="7.5pt" style:font-size-asian="7.5pt"/>
    </style:style>
    <style:style style:name="T81" style:parent-style-name="DefaultParagraphFont" style:family="text">
      <style:text-properties style:font-name="Myriad Pro" fo:color="#3F48F2" fo:font-size="7.5pt" style:font-size-asian="7.5pt"/>
    </style:style>
    <style:style style:name="T82" style:parent-style-name="DefaultParagraphFont" style:family="text">
      <style:text-properties style:font-name="Myriad Pro" fo:color="#000000" fo:font-size="7.5pt" style:font-size-asian="7.5pt"/>
    </style:style>
    <style:style style:name="T83" style:parent-style-name="DefaultParagraphFont" style:family="text">
      <style:text-properties style:font-name="Myriad Pro" fo:color="#000000" fo:font-size="7.5pt" style:font-size-asian="7.5pt"/>
    </style:style>
    <style:style style:name="T84" style:parent-style-name="DefaultParagraphFont" style:family="text">
      <style:text-properties style:font-name="Myriad Pro" fo:color="#B61D09" fo:font-size="7.5pt" style:font-size-asian="7.5pt"/>
    </style:style>
    <style:style style:name="T85" style:parent-style-name="DefaultParagraphFont" style:family="text">
      <style:text-properties style:font-name="Myriad Pro" fo:color="#000000" fo:font-size="7.5pt" style:font-size-asian="7.5pt"/>
    </style:style>
    <style:style style:name="T86" style:parent-style-name="DefaultParagraphFont" style:family="text">
      <style:text-properties style:font-name="Myriad Pro" fo:color="#3F48F2" fo:font-size="7.5pt" style:font-size-asian="7.5pt"/>
    </style:style>
    <style:style style:name="T87" style:parent-style-name="DefaultParagraphFont" style:family="text">
      <style:text-properties style:font-name="Myriad Pro" fo:color="#000000" fo:font-size="7.5pt" style:font-size-asian="7.5pt"/>
    </style:style>
    <style:style style:name="T88" style:parent-style-name="DefaultParagraphFont" style:family="text">
      <style:text-properties style:font-name="Myriad Pro" fo:color="#000000" fo:font-size="7.5pt" style:font-size-asian="7.5pt"/>
    </style:style>
    <style:style style:name="T89" style:parent-style-name="DefaultParagraphFont" style:family="text">
      <style:text-properties style:font-name="Myriad Pro" fo:color="#B61D09" fo:font-size="7.5pt" style:font-size-asian="7.5pt"/>
    </style:style>
    <style:style style:name="T90" style:parent-style-name="DefaultParagraphFont" style:family="text">
      <style:text-properties style:font-name="Myriad Pro" fo:color="#000000" fo:font-size="7.5pt" style:font-size-asian="7.5pt"/>
    </style:style>
    <style:style style:name="T91" style:parent-style-name="DefaultParagraphFont" style:family="text">
      <style:text-properties style:font-name="Myriad Pro" fo:color="#3F48F2" fo:font-size="7.5pt" style:font-size-asian="7.5pt"/>
    </style:style>
    <style:style style:name="T92" style:parent-style-name="DefaultParagraphFont" style:family="text">
      <style:text-properties style:font-name="Myriad Pro" fo:color="#000000" fo:font-size="7.5pt" style:font-size-asian="7.5pt"/>
    </style:style>
    <style:style style:name="T93" style:parent-style-name="DefaultParagraphFont" style:family="text">
      <style:text-properties style:font-name="Myriad Pro" fo:color="#B61D09" fo:font-size="7.5pt" style:font-size-asian="7.5pt"/>
    </style:style>
    <style:style style:name="T94" style:parent-style-name="DefaultParagraphFont" style:family="text">
      <style:text-properties style:font-name="Myriad Pro" fo:color="#BC320D" fo:font-size="7.5pt" style:font-size-asian="7.5pt"/>
    </style:style>
    <style:style style:name="T95" style:parent-style-name="DefaultParagraphFont" style:family="text">
      <style:text-properties style:font-name="Myriad Pro" fo:color="#B61D09" fo:font-size="7.5pt" style:font-size-asian="7.5pt"/>
    </style:style>
    <style:style style:name="T96" style:parent-style-name="DefaultParagraphFont" style:family="text">
      <style:text-properties style:font-name="Myriad Pro" fo:color="#000000" fo:font-size="7.5pt" style:font-size-asian="7.5pt"/>
    </style:style>
    <style:style style:name="T97" style:parent-style-name="DefaultParagraphFont" style:family="text">
      <style:text-properties style:font-name="Myriad Pro" fo:color="#3F48F2" fo:font-size="7.5pt" style:font-size-asian="7.5pt"/>
    </style:style>
    <style:style style:name="T98" style:parent-style-name="DefaultParagraphFont" style:family="text">
      <style:text-properties style:font-name="Myriad Pro" fo:color="#000000" fo:font-size="7.5pt" style:font-size-asian="7.5pt"/>
    </style:style>
    <style:style style:name="P99" style:parent-style-name="Standard" style:family="paragraph">
      <style:text-properties style:font-name="Myriad Pro" fo:color="#BC320D" fo:font-size="7.5pt" style:font-size-asian="7.5pt"/>
    </style:style>
    <style:style style:name="P100" style:parent-style-name="Standard" style:family="paragraph">
      <style:text-properties style:font-name="MS PMincho" fo:font-size="7.5pt" style:font-size-asian="7.5pt"/>
    </style:style>
    <style:style style:name="P101" style:parent-style-name="Standard" style:family="paragraph">
      <style:text-properties style:font-name="Myriad Pro" fo:color="#000000" fo:font-size="7.5pt" style:font-size-asian="7.5pt"/>
    </style:style>
    <style:style style:name="P102" style:parent-style-name="Standard" style:family="paragraph">
      <style:text-properties style:font-name="Myriad Pro" fo:font-size="7.5pt" style:font-size-asian="7.5pt"/>
    </style:style>
    <style:style style:name="T103" style:parent-style-name="DefaultParagraphFont" style:family="text">
      <style:text-properties style:font-name="Myriad Pro" fo:color="#B61D09" fo:font-size="7.5pt" style:font-size-asian="7.5pt"/>
    </style:style>
    <style:style style:name="T104" style:parent-style-name="DefaultParagraphFont" style:family="text">
      <style:text-properties style:font-name="Myriad Pro" fo:color="#000000" fo:font-size="7.5pt" style:font-size-asian="7.5pt"/>
    </style:style>
    <style:style style:name="T105" style:parent-style-name="DefaultParagraphFont" style:family="text">
      <style:text-properties style:font-name="Myriad Pro" fo:color="#3F48F2" fo:font-size="7.5pt" style:font-size-asian="7.5pt"/>
    </style:style>
    <style:style style:name="T106" style:parent-style-name="DefaultParagraphFont" style:family="text">
      <style:text-properties style:font-name="Myriad Pro" fo:color="#B61D09" fo:font-size="7.5pt" style:font-size-asian="7.5pt"/>
    </style:style>
    <style:style style:name="T107" style:parent-style-name="DefaultParagraphFont" style:family="text">
      <style:text-properties style:font-name="Myriad Pro" fo:color="#000000" fo:font-size="7.5pt" style:font-size-asian="7.5pt"/>
    </style:style>
    <style:style style:name="T108" style:parent-style-name="DefaultParagraphFont" style:family="text">
      <style:text-properties style:font-name="Myriad Pro" fo:color="#3F48F2" fo:font-size="7.5pt" style:font-size-asian="7.5pt"/>
    </style:style>
    <style:style style:name="T109" style:parent-style-name="DefaultParagraphFont" style:family="text">
      <style:text-properties style:font-name="Myriad Pro" fo:color="#B61D09" fo:font-size="7.5pt" style:font-size-asian="7.5pt"/>
    </style:style>
    <style:style style:name="T110" style:parent-style-name="DefaultParagraphFont" style:family="text">
      <style:text-properties style:font-name="Myriad Pro" fo:color="#000000" fo:font-size="7.5pt" style:font-size-asian="7.5pt"/>
    </style:style>
    <style:style style:name="T111" style:parent-style-name="DefaultParagraphFont" style:family="text">
      <style:text-properties style:font-name="Myriad Pro" fo:color="#3F48F2" fo:font-size="7.5pt" style:font-size-asian="7.5pt"/>
    </style:style>
    <style:style style:name="T112" style:parent-style-name="DefaultParagraphFont" style:family="text">
      <style:text-properties style:font-name="Myriad Pro" fo:color="#B61D09" fo:font-size="7.5pt" style:font-size-asian="7.5pt"/>
    </style:style>
    <style:style style:name="T113" style:parent-style-name="DefaultParagraphFont" style:family="text">
      <style:text-properties style:font-name="Myriad Pro" fo:color="#000000" fo:font-size="7.5pt" style:font-size-asian="7.5pt"/>
    </style:style>
    <style:style style:name="T114" style:parent-style-name="DefaultParagraphFont" style:family="text">
      <style:text-properties style:font-name="Myriad Pro" fo:color="#3F48F2" fo:font-size="7.5pt" style:font-size-asian="7.5pt"/>
    </style:style>
    <style:style style:name="T115" style:parent-style-name="DefaultParagraphFont" style:family="text">
      <style:text-properties style:font-name="Myriad Pro" fo:color="#3F48F2" fo:font-size="7.5pt" style:font-size-asian="7.5pt"/>
    </style:style>
    <style:style style:name="T116" style:parent-style-name="DefaultParagraphFont" style:family="text">
      <style:text-properties style:font-name="Myriad Pro" fo:color="#B61D09" fo:font-size="7.5pt" style:font-size-asian="7.5pt"/>
    </style:style>
    <style:style style:name="T117" style:parent-style-name="DefaultParagraphFont" style:family="text">
      <style:text-properties style:font-name="Myriad Pro" fo:color="#000000" fo:font-size="7.5pt" style:font-size-asian="7.5pt"/>
    </style:style>
    <style:style style:name="T118" style:parent-style-name="DefaultParagraphFont" style:family="text">
      <style:text-properties style:font-name="Myriad Pro" fo:color="#3F48F2" fo:font-size="7.5pt" style:font-size-asian="7.5pt"/>
    </style:style>
    <style:style style:name="T119" style:parent-style-name="DefaultParagraphFont" style:family="text">
      <style:text-properties style:font-name="Myriad Pro" fo:color="#B61D09" fo:font-size="7.5pt" style:font-size-asian="7.5pt"/>
    </style:style>
    <style:style style:name="T120" style:parent-style-name="DefaultParagraphFont" style:family="text">
      <style:text-properties style:font-name="Myriad Pro" fo:color="#000000" fo:font-size="7.5pt" style:font-size-asian="7.5pt"/>
    </style:style>
    <style:style style:name="T121" style:parent-style-name="DefaultParagraphFont" style:family="text">
      <style:text-properties style:font-name="Myriad Pro" fo:color="#3F48F2" fo:font-size="7.5pt" style:font-size-asian="7.5pt"/>
    </style:style>
    <style:style style:name="P122" style:parent-style-name="Standard" style:family="paragraph">
      <style:text-properties style:font-name="Myriad Pro" fo:font-size="7.5pt" style:font-size-asian="7.5pt"/>
    </style:style>
    <style:style style:name="T123" style:parent-style-name="DefaultParagraphFont" style:family="text">
      <style:text-properties style:font-name="Myriad Pro" fo:color="#B61D09" fo:font-size="7.5pt" style:font-size-asian="7.5pt"/>
    </style:style>
    <style:style style:name="T124" style:parent-style-name="DefaultParagraphFont" style:family="text">
      <style:text-properties style:font-name="Myriad Pro" fo:color="#000000" fo:font-size="7.5pt" style:font-size-asian="7.5pt"/>
    </style:style>
    <style:style style:name="T125" style:parent-style-name="DefaultParagraphFont" style:family="text">
      <style:text-properties style:font-name="Myriad Pro" fo:font-weight="bold" style:font-weight-asian="bold" fo:font-style="italic" style:font-style-asian="italic" fo:color="#000000" fo:font-size="7.5pt" style:font-size-asian="7.5pt"/>
    </style:style>
    <style:style style:name="T126" style:parent-style-name="DefaultParagraphFont" style:family="text">
      <style:text-properties style:font-name="Myriad Pro" fo:color="#000000" fo:font-size="7.5pt" style:font-size-asian="7.5pt"/>
    </style:style>
    <style:style style:name="T127" style:parent-style-name="DefaultParagraphFont" style:family="text">
      <style:text-properties style:font-name="Myriad Pro" fo:color="#B61D09" fo:font-size="7.5pt" style:font-size-asian="7.5pt"/>
    </style:style>
    <style:style style:name="T128" style:parent-style-name="DefaultParagraphFont" style:family="text">
      <style:text-properties style:font-name="Myriad Pro" fo:color="#B61D09" fo:font-size="7.5pt" style:font-size-asian="7.5pt"/>
    </style:style>
    <style:style style:name="T129" style:parent-style-name="DefaultParagraphFont" style:family="text">
      <style:text-properties style:font-name="Myriad Pro" fo:color="#000000" fo:font-size="7.5pt" style:font-size-asian="7.5pt"/>
    </style:style>
    <style:style style:name="T130" style:parent-style-name="DefaultParagraphFont" style:family="text">
      <style:text-properties style:font-name="Myriad Pro" fo:color="#3F48F2" fo:font-size="7.5pt" style:font-size-asian="7.5pt"/>
    </style:style>
    <style:style style:name="T131" style:parent-style-name="DefaultParagraphFont" style:family="text">
      <style:text-properties style:font-name="Myriad Pro" fo:color="#B61D09" fo:font-size="7.5pt" style:font-size-asian="7.5pt"/>
    </style:style>
    <style:style style:name="T132" style:parent-style-name="DefaultParagraphFont" style:family="text">
      <style:text-properties style:font-name="Myriad Pro" fo:color="#000000" fo:font-size="7.5pt" style:font-size-asian="7.5pt"/>
    </style:style>
    <style:style style:name="T133" style:parent-style-name="DefaultParagraphFont" style:family="text">
      <style:text-properties style:font-name="Myriad Pro" fo:color="#3F48F2" fo:font-size="7.5pt" style:font-size-asian="7.5pt"/>
    </style:style>
    <style:style style:name="T134" style:parent-style-name="DefaultParagraphFont" style:family="text">
      <style:text-properties style:font-name="Myriad Pro" fo:color="#000000" fo:font-size="7.5pt" style:font-size-asian="7.5pt"/>
    </style:style>
    <style:style style:name="T135" style:parent-style-name="DefaultParagraphFont" style:family="text">
      <style:text-properties style:font-name="Myriad Pro" fo:color="#000000" fo:font-size="7.5pt" style:font-size-asian="7.5pt"/>
    </style:style>
    <style:style style:name="T136" style:parent-style-name="DefaultParagraphFont" style:family="text">
      <style:text-properties style:font-name="Myriad Pro" fo:color="#B61D09" fo:font-size="7.5pt" style:font-size-asian="7.5pt"/>
    </style:style>
    <style:style style:name="T137" style:parent-style-name="DefaultParagraphFont" style:family="text">
      <style:text-properties style:font-name="Myriad Pro" fo:color="#000000" fo:font-size="7.5pt" style:font-size-asian="7.5pt"/>
    </style:style>
    <style:style style:name="T138" style:parent-style-name="DefaultParagraphFont" style:family="text">
      <style:text-properties style:font-name="Myriad Pro" fo:color="#3F48F2" fo:font-size="7.5pt" style:font-size-asian="7.5pt"/>
    </style:style>
    <style:style style:name="T139" style:parent-style-name="DefaultParagraphFont" style:family="text">
      <style:text-properties style:font-name="Myriad Pro" fo:color="#B61D09" fo:font-size="7.5pt" style:font-size-asian="7.5pt"/>
    </style:style>
    <style:style style:name="T140" style:parent-style-name="DefaultParagraphFont" style:family="text">
      <style:text-properties style:font-name="Myriad Pro" fo:color="#000000" fo:font-size="7.5pt" style:font-size-asian="7.5pt"/>
    </style:style>
    <style:style style:name="T141" style:parent-style-name="DefaultParagraphFont" style:family="text">
      <style:text-properties style:font-name="Myriad Pro" fo:color="#3F48F2" fo:font-size="7.5pt" style:font-size-asian="7.5pt"/>
    </style:style>
    <style:style style:name="T142" style:parent-style-name="DefaultParagraphFont" style:family="text">
      <style:text-properties style:font-name="Myriad Pro" fo:color="#000000" fo:font-size="7.5pt" style:font-size-asian="7.5pt"/>
    </style:style>
    <style:style style:name="T143" style:parent-style-name="DefaultParagraphFont" style:family="text">
      <style:text-properties style:font-name="Myriad Pro" fo:color="#B61D09" fo:font-size="7.5pt" style:font-size-asian="7.5pt"/>
    </style:style>
    <style:style style:name="T144" style:parent-style-name="DefaultParagraphFont" style:family="text">
      <style:text-properties style:font-name="Myriad Pro" fo:color="#000000" fo:font-size="7.5pt" style:font-size-asian="7.5pt"/>
    </style:style>
    <style:style style:name="T145" style:parent-style-name="DefaultParagraphFont" style:family="text">
      <style:text-properties style:font-name="Myriad Pro" fo:color="#3F48F2" fo:font-size="7.5pt" style:font-size-asian="7.5pt"/>
    </style:style>
    <style:style style:name="T146" style:parent-style-name="DefaultParagraphFont" style:family="text">
      <style:text-properties style:font-name="Myriad Pro" fo:color="#000000" fo:font-size="7.5pt" style:font-size-asian="7.5pt"/>
    </style:style>
    <style:style style:name="T147" style:parent-style-name="DefaultParagraphFont" style:family="text">
      <style:text-properties style:font-name="Myriad Pro" fo:color="#B61D09" fo:font-size="7.5pt" style:font-size-asian="7.5pt"/>
    </style:style>
    <style:style style:name="T148" style:parent-style-name="DefaultParagraphFont" style:family="text">
      <style:text-properties style:font-name="Myriad Pro" fo:color="#000000" fo:font-size="7.5pt" style:font-size-asian="7.5pt"/>
    </style:style>
    <style:style style:name="T149" style:parent-style-name="DefaultParagraphFont" style:family="text">
      <style:text-properties style:font-name="Myriad Pro" fo:color="#3F48F2" fo:font-size="7.5pt" style:font-size-asian="7.5pt"/>
    </style:style>
    <style:style style:name="T150" style:parent-style-name="DefaultParagraphFont" style:family="text">
      <style:text-properties style:font-name="Myriad Pro" fo:color="#000000" fo:font-size="7.5pt" style:font-size-asian="7.5pt"/>
    </style:style>
    <style:style style:name="T151" style:parent-style-name="DefaultParagraphFont" style:family="text">
      <style:text-properties style:font-name="Myriad Pro" fo:color="#B61D09" fo:font-size="7.5pt" style:font-size-asian="7.5pt"/>
    </style:style>
    <style:style style:name="T152" style:parent-style-name="DefaultParagraphFont" style:family="text">
      <style:text-properties style:font-name="Myriad Pro" fo:color="#000000" fo:font-size="7.5pt" style:font-size-asian="7.5pt"/>
    </style:style>
    <style:style style:name="T153" style:parent-style-name="DefaultParagraphFont" style:family="text">
      <style:text-properties style:font-name="Myriad Pro" fo:font-weight="bold" style:font-weight-asian="bold" fo:font-style="italic" style:font-style-asian="italic" fo:color="#000000" fo:font-size="7.5pt" style:font-size-asian="7.5pt"/>
    </style:style>
    <style:style style:name="T154" style:parent-style-name="DefaultParagraphFont" style:family="text">
      <style:text-properties style:font-name="Myriad Pro" fo:color="#000000" fo:font-size="7.5pt" style:font-size-asian="7.5pt"/>
    </style:style>
    <style:style style:name="P155" style:parent-style-name="Standard" style:family="paragraph">
      <style:text-properties style:font-name="Myriad Pro" fo:font-size="7.5pt" style:font-size-asian="7.5pt"/>
    </style:style>
    <style:style style:name="T156" style:parent-style-name="DefaultParagraphFont" style:family="text">
      <style:text-properties style:font-name="Myriad Pro" fo:color="#B61D09" fo:font-size="7.5pt" style:font-size-asian="7.5pt"/>
    </style:style>
    <style:style style:name="T157" style:parent-style-name="DefaultParagraphFont" style:family="text">
      <style:text-properties style:font-name="Myriad Pro" fo:color="#000000" fo:font-size="7.5pt" style:font-size-asian="7.5pt"/>
    </style:style>
    <style:style style:name="T158" style:parent-style-name="DefaultParagraphFont" style:family="text">
      <style:text-properties style:font-name="Myriad Pro" fo:color="#3F48F2" fo:font-size="7.5pt" style:font-size-asian="7.5pt"/>
    </style:style>
    <style:style style:name="T159" style:parent-style-name="DefaultParagraphFont" style:family="text">
      <style:text-properties style:font-name="Myriad Pro" fo:color="#000000" fo:font-size="7.5pt" style:font-size-asian="7.5pt"/>
    </style:style>
    <style:style style:name="T160" style:parent-style-name="DefaultParagraphFont" style:family="text">
      <style:text-properties style:font-name="Myriad Pro" fo:color="#000000" fo:font-size="7.5pt" style:font-size-asian="7.5pt"/>
    </style:style>
    <style:style style:name="T161" style:parent-style-name="DefaultParagraphFont" style:family="text">
      <style:text-properties style:font-name="Myriad Pro" fo:font-style="italic" style:font-style-asian="italic" fo:color="#189A23" fo:font-size="7.5pt" style:font-size-asian="7.5pt"/>
    </style:style>
    <style:style style:name="T162" style:parent-style-name="DefaultParagraphFont" style:family="text">
      <style:text-properties style:font-name="Myriad Pro" fo:color="#B61D09" fo:font-size="7.5pt" style:font-size-asian="7.5pt"/>
    </style:style>
    <style:style style:name="T163" style:parent-style-name="DefaultParagraphFont" style:family="text">
      <style:text-properties style:font-name="Myriad Pro" fo:color="#000000" fo:font-size="7.5pt" style:font-size-asian="7.5pt"/>
    </style:style>
    <style:style style:name="T164" style:parent-style-name="DefaultParagraphFont" style:family="text">
      <style:text-properties style:font-name="Myriad Pro" fo:color="#3F48F2" fo:font-size="7.5pt" style:font-size-asian="7.5pt"/>
    </style:style>
    <style:style style:name="T165" style:parent-style-name="DefaultParagraphFont" style:family="text">
      <style:text-properties style:font-name="Myriad Pro" fo:color="#000000" fo:font-size="7.5pt" style:font-size-asian="7.5pt"/>
    </style:style>
    <style:style style:name="T166" style:parent-style-name="DefaultParagraphFont" style:family="text">
      <style:text-properties style:font-name="Myriad Pro" fo:font-style="italic" style:font-style-asian="italic" fo:color="#189A23" fo:font-size="7.5pt" style:font-size-asian="7.5pt"/>
    </style:style>
    <style:style style:name="T167" style:parent-style-name="DefaultParagraphFont" style:family="text">
      <style:text-properties style:font-name="Myriad Pro" fo:color="#B61D09" fo:font-size="7.5pt" style:font-size-asian="7.5pt"/>
    </style:style>
    <style:style style:name="T168" style:parent-style-name="DefaultParagraphFont" style:family="text">
      <style:text-properties style:font-name="Myriad Pro" fo:color="#000000" fo:font-size="7.5pt" style:font-size-asian="7.5pt"/>
    </style:style>
    <style:style style:name="T169" style:parent-style-name="DefaultParagraphFont" style:family="text">
      <style:text-properties style:font-name="Myriad Pro" fo:color="#3F48F2" fo:font-size="7.5pt" style:font-size-asian="7.5pt"/>
    </style:style>
    <style:style style:name="T170" style:parent-style-name="DefaultParagraphFont" style:family="text">
      <style:text-properties style:font-name="Myriad Pro" fo:color="#000000" fo:font-size="7.5pt" style:font-size-asian="7.5pt"/>
    </style:style>
    <style:style style:name="T171" style:parent-style-name="DefaultParagraphFont" style:family="text">
      <style:text-properties style:font-name="Myriad Pro" fo:font-style="italic" style:font-style-asian="italic" fo:color="#189A23" fo:font-size="7.5pt" style:font-size-asian="7.5pt"/>
    </style:style>
    <style:style style:name="T172" style:parent-style-name="DefaultParagraphFont" style:family="text">
      <style:text-properties style:font-name="Myriad Pro" fo:color="#B61D09" fo:font-size="7.5pt" style:font-size-asian="7.5pt"/>
    </style:style>
    <style:style style:name="T173" style:parent-style-name="DefaultParagraphFont" style:family="text">
      <style:text-properties style:font-name="Myriad Pro" fo:color="#000000" fo:font-size="7.5pt" style:font-size-asian="7.5pt"/>
    </style:style>
    <style:style style:name="T174" style:parent-style-name="DefaultParagraphFont" style:family="text">
      <style:text-properties style:font-name="Myriad Pro" fo:color="#3F48F2" fo:font-size="7.5pt" style:font-size-asian="7.5pt"/>
    </style:style>
    <style:style style:name="T175" style:parent-style-name="DefaultParagraphFont" style:family="text">
      <style:text-properties style:font-name="Myriad Pro" fo:color="#000000" fo:font-size="7.5pt" style:font-size-asian="7.5pt"/>
    </style:style>
    <style:style style:name="P176" style:parent-style-name="Standard" style:family="paragraph">
      <style:text-properties style:font-name="Myriad Pro" fo:font-size="7.5pt" style:font-size-asian="7.5pt"/>
    </style:style>
    <style:style style:name="P177" style:parent-style-name="Standard" style:family="paragraph">
      <style:text-properties style:font-name="Myriad Pro" fo:color="#000000" fo:font-size="7.5pt" style:font-size-asian="7.5pt"/>
    </style:style>
    <style:style style:name="P178" style:parent-style-name="Standard" style:family="paragraph">
      <style:text-properties style:font-name="Myriad Pro" fo:font-size="7.5pt" style:font-size-asian="7.5pt"/>
    </style:style>
    <style:style style:name="T179" style:parent-style-name="DefaultParagraphFont" style:family="text">
      <style:text-properties style:font-name="Myriad Pro" fo:color="#B61D09" fo:font-size="7.5pt" style:font-size-asian="7.5pt"/>
    </style:style>
    <style:style style:name="T180" style:parent-style-name="DefaultParagraphFont" style:family="text">
      <style:text-properties style:font-name="Myriad Pro" fo:color="#000000" fo:font-size="7.5pt" style:font-size-asian="7.5pt"/>
    </style:style>
    <style:style style:name="T181" style:parent-style-name="DefaultParagraphFont" style:family="text">
      <style:text-properties style:font-name="Myriad Pro" fo:color="#B61D09" fo:font-size="7.5pt" style:font-size-asian="7.5pt"/>
    </style:style>
    <style:style style:name="T182" style:parent-style-name="DefaultParagraphFont" style:family="text">
      <style:text-properties style:font-name="Myriad Pro" fo:color="#000000" fo:font-size="7.5pt" style:font-size-asian="7.5pt"/>
    </style:style>
    <style:style style:name="P183" style:parent-style-name="Standard" style:family="paragraph">
      <style:text-properties style:font-name="Myriad Pro" fo:color="#B61D09" fo:font-size="7.5pt" style:font-size-asian="7.5pt"/>
    </style:style>
    <style:style style:name="P184" style:parent-style-name="Standard" style:family="paragraph">
      <style:text-properties style:font-name="Myriad Pro" fo:font-size="7.5pt" style:font-size-asian="7.5pt"/>
    </style:style>
    <style:style style:name="T185" style:parent-style-name="DefaultParagraphFont" style:family="text">
      <style:text-properties style:font-name="Myriad Pro" fo:font-weight="bold" style:font-weight-asian="bold" fo:color="#030303" fo:font-size="7.5pt" style:font-size-asian="7.5pt"/>
    </style:style>
    <style:style style:name="T186" style:parent-style-name="DefaultParagraphFont" style:family="text">
      <style:text-properties style:font-name="Myriad Pro" fo:color="#B61D09" fo:font-size="7.5pt" style:font-size-asian="7.5pt"/>
    </style:style>
    <style:style style:name="T187" style:parent-style-name="DefaultParagraphFont" style:family="text">
      <style:text-properties style:font-name="Myriad Pro" fo:color="#000000" fo:font-size="7.5pt" style:font-size-asian="7.5pt"/>
    </style:style>
    <style:style style:name="T188" style:parent-style-name="DefaultParagraphFont" style:family="text">
      <style:text-properties style:font-name="Myriad Pro" fo:color="#000000" fo:font-size="7.5pt" style:font-size-asian="7.5pt"/>
    </style:style>
    <style:style style:name="T189" style:parent-style-name="DefaultParagraphFont" style:family="text">
      <style:text-properties style:font-name="Myriad Pro" fo:color="#B61D09" fo:font-size="7.5pt" style:font-size-asian="7.5pt"/>
    </style:style>
    <style:style style:name="T190" style:parent-style-name="DefaultParagraphFont" style:family="text">
      <style:text-properties style:font-name="Myriad Pro" fo:color="#000000" fo:font-size="7.5pt" style:font-size-asian="7.5pt"/>
    </style:style>
    <style:style style:name="T191" style:parent-style-name="DefaultParagraphFont" style:family="text">
      <style:text-properties style:font-name="Myriad Pro" fo:font-weight="bold" style:font-weight-asian="bold" fo:color="#000000" fo:font-size="7.5pt" style:font-size-asian="7.5pt"/>
    </style:style>
    <style:style style:name="T192" style:parent-style-name="DefaultParagraphFont" style:family="text">
      <style:text-properties style:font-name="Myriad Pro" fo:color="#000000" fo:font-size="7.5pt" style:font-size-asian="7.5pt"/>
    </style:style>
    <style:style style:name="T193" style:parent-style-name="DefaultParagraphFont" style:family="text">
      <style:text-properties style:font-name="Myriad Pro" fo:color="#B61D09" fo:font-size="7.5pt" style:font-size-asian="7.5pt"/>
    </style:style>
    <style:style style:name="T194" style:parent-style-name="DefaultParagraphFont" style:family="text">
      <style:text-properties style:font-name="Myriad Pro" fo:color="#000000" fo:font-size="7.5pt" style:font-size-asian="7.5pt"/>
    </style:style>
    <style:style style:name="T195" style:parent-style-name="DefaultParagraphFont" style:family="text">
      <style:text-properties style:font-name="Myriad Pro" fo:color="#000000" fo:font-size="7.5pt" style:font-size-asian="7.5pt"/>
    </style:style>
    <style:style style:name="P196" style:parent-style-name="Standard" style:family="paragraph">
      <style:text-properties style:font-name="Myriad Pro" fo:color="#B61D09" fo:font-size="7.5pt" style:font-size-asian="7.5pt"/>
    </style:style>
    <style:style style:name="T197" style:parent-style-name="DefaultParagraphFont" style:family="text">
      <style:text-properties style:font-name="Myriad Pro" fo:color="#B61D09" fo:font-size="7.5pt" style:font-size-asian="7.5pt"/>
    </style:style>
    <style:style style:name="T198" style:parent-style-name="DefaultParagraphFont" style:family="text">
      <style:text-properties style:font-name="Myriad Pro" fo:color="#000000" fo:font-size="7.5pt" style:font-size-asian="7.5pt"/>
    </style:style>
    <style:style style:name="T199" style:parent-style-name="DefaultParagraphFont" style:family="text">
      <style:text-properties style:font-name="Myriad Pro" fo:color="#B61D09" fo:font-size="7.5pt" style:font-size-asian="7.5pt"/>
    </style:style>
    <style:style style:name="T200" style:parent-style-name="DefaultParagraphFont" style:family="text">
      <style:text-properties style:font-name="Myriad Pro" fo:color="#000000" fo:font-size="7.5pt" style:font-size-asian="7.5pt"/>
    </style:style>
    <style:style style:name="T201" style:parent-style-name="DefaultParagraphFont" style:family="text">
      <style:text-properties style:font-name="Myriad Pro" fo:font-style="italic" style:font-style-asian="italic" fo:color="#189A23" fo:font-size="7.5pt" style:font-size-asian="7.5pt"/>
    </style:style>
    <style:style style:name="T202" style:parent-style-name="DefaultParagraphFont" style:family="text">
      <style:text-properties style:font-name="Myriad Pro" fo:color="#B61D09" fo:font-size="7.5pt" style:font-size-asian="7.5pt"/>
    </style:style>
    <style:style style:name="T203" style:parent-style-name="DefaultParagraphFont" style:family="text">
      <style:text-properties style:font-name="Myriad Pro" fo:color="#000000" fo:font-size="7.5pt" style:font-size-asian="7.5pt"/>
    </style:style>
    <style:style style:name="T204" style:parent-style-name="DefaultParagraphFont" style:family="text">
      <style:text-properties style:font-name="Myriad Pro" fo:color="#000000" fo:font-size="7.5pt" style:font-size-asian="7.5pt"/>
    </style:style>
    <style:style style:name="T205" style:parent-style-name="DefaultParagraphFont" style:family="text">
      <style:text-properties style:font-name="Myriad Pro" fo:font-style="italic" style:font-style-asian="italic" fo:color="#189A23" fo:font-size="7.5pt" style:font-size-asian="7.5pt"/>
    </style:style>
    <style:style style:name="T206" style:parent-style-name="DefaultParagraphFont" style:family="text">
      <style:text-properties style:font-name="Myriad Pro" fo:color="#B61D09" fo:font-size="7.5pt" style:font-size-asian="7.5pt"/>
    </style:style>
    <style:style style:name="T207" style:parent-style-name="DefaultParagraphFont" style:family="text">
      <style:text-properties style:font-name="Myriad Pro" fo:color="#000000" fo:font-size="7.5pt" style:font-size-asian="7.5pt"/>
    </style:style>
    <style:style style:name="T208" style:parent-style-name="DefaultParagraphFont" style:family="text">
      <style:text-properties style:font-name="Myriad Pro" fo:font-style="italic" style:font-style-asian="italic" fo:color="#189A23" fo:font-size="7.5pt" style:font-size-asian="7.5pt"/>
    </style:style>
    <style:style style:name="T209" style:parent-style-name="DefaultParagraphFont" style:family="text">
      <style:text-properties style:font-name="Myriad Pro" fo:color="#B61D09" fo:font-size="7.5pt" style:font-size-asian="7.5pt"/>
    </style:style>
    <style:style style:name="T210" style:parent-style-name="DefaultParagraphFont" style:family="text">
      <style:text-properties style:font-name="Myriad Pro" fo:color="#000000" fo:font-size="7.5pt" style:font-size-asian="7.5pt"/>
    </style:style>
    <style:style style:name="T211" style:parent-style-name="DefaultParagraphFont" style:family="text">
      <style:text-properties style:font-name="Myriad Pro" fo:font-weight="bold" style:font-weight-asian="bold" fo:font-style="italic" style:font-style-asian="italic" fo:color="#000000" fo:font-size="7.5pt" style:font-size-asian="7.5pt"/>
    </style:style>
    <style:style style:name="T212" style:parent-style-name="DefaultParagraphFont" style:family="text">
      <style:text-properties style:font-name="Myriad Pro" fo:color="#000000" fo:font-size="7.5pt" style:font-size-asian="7.5pt"/>
    </style:style>
    <style:style style:name="T213" style:parent-style-name="DefaultParagraphFont" style:family="text">
      <style:text-properties style:font-name="Myriad Pro" fo:font-style="italic" style:font-style-asian="italic" fo:color="#189A23" fo:font-size="7.5pt" style:font-size-asian="7.5pt"/>
    </style:style>
    <style:style style:name="P214" style:parent-style-name="Standard" style:family="paragraph">
      <style:text-properties style:font-name="Myriad Pro" fo:color="#B61D09" fo:font-size="7.5pt" style:font-size-asian="7.5pt"/>
    </style:style>
    <style:style style:name="P215" style:parent-style-name="Standard" style:family="paragraph">
      <style:text-properties style:font-name="Myriad Pro" fo:font-style="italic" style:font-style-asian="italic" fo:color="#189A23" fo:font-size="7.5pt" style:font-size-asian="7.5pt"/>
    </style:style>
    <style:style style:name="P216" style:parent-style-name="Standard" style:family="paragraph">
      <style:text-properties style:font-name="Myriad Pro" fo:color="#000000" fo:font-size="7.5pt" style:font-size-asian="7.5pt"/>
    </style:style>
    <style:style style:name="P217" style:parent-style-name="Standard" style:family="paragraph">
      <style:text-properties style:font-name="Myriad Pro" fo:font-size="7.5pt" style:font-size-asian="7.5pt"/>
    </style:style>
    <style:style style:name="P218" style:parent-style-name="Standard" style:family="paragraph">
      <style:text-properties style:font-name="Myriad Pro" fo:color="#000000" fo:font-size="7.5pt" style:font-size-asian="7.5pt"/>
    </style:style>
    <style:style style:name="P219" style:parent-style-name="Standard" style:family="paragraph">
      <style:text-properties style:font-name="Myriad Pro" fo:font-size="7.5pt" style:font-size-asian="7.5pt"/>
    </style:style>
    <style:style style:name="P220" style:parent-style-name="Standard" style:family="paragraph">
      <style:text-properties style:font-name="Myriad Pro" fo:color="#000000" fo:font-size="7.5pt" style:font-size-asian="7.5pt"/>
    </style:style>
    <style:style style:name="P221" style:parent-style-name="Standard" style:family="paragraph">
      <style:text-properties style:font-name="Myriad Pro" fo:color="#0D0D0D" fo:font-size="7.5pt" style:font-size-asian="7.5pt"/>
    </style:style>
    <style:style style:name="P222" style:parent-style-name="Standard" style:family="paragraph">
      <style:text-properties style:font-name="Myriad Pro" fo:color="#000000" fo:font-size="7.5pt" style:font-size-asian="7.5pt"/>
    </style:style>
    <style:style style:name="P223" style:parent-style-name="Standard" style:family="paragraph">
      <style:text-properties style:font-name="Myriad Pro" fo:color="#000000" fo:font-size="7.5pt" style:font-size-asian="7.5pt"/>
    </style:style>
    <style:style style:name="P224" style:parent-style-name="Standard" style:family="paragraph">
      <style:text-properties style:font-name="Myriad Pro" fo:color="#000000" fo:font-size="7.5pt" style:font-size-asian="7.5pt"/>
    </style:style>
    <style:style style:name="P225" style:parent-style-name="Standard" style:family="paragraph">
      <style:text-properties style:font-name="Myriad Pro" fo:color="#000000" fo:font-size="7.5pt" style:font-size-asian="7.5pt"/>
    </style:style>
    <style:style style:name="P226" style:parent-style-name="Standard" style:family="paragraph">
      <style:text-properties style:font-name="Myriad Pro" fo:color="#000000" fo:font-size="7.5pt" style:font-size-asian="7.5pt"/>
    </style:style>
    <style:style style:name="P227" style:parent-style-name="Standard" style:family="paragraph">
      <style:text-properties style:font-name="Myriad Pro" fo:color="#000000" fo:font-size="7.5pt" style:font-size-asian="7.5pt"/>
    </style:style>
    <style:style style:name="P228" style:parent-style-name="Standard" style:family="paragraph">
      <style:text-properties style:font-name="Myriad Pro" fo:color="#000000" fo:font-size="7.5pt" style:font-size-asian="7.5pt"/>
    </style:style>
    <style:style style:name="P229" style:parent-style-name="Standard" style:family="paragraph">
      <style:text-properties style:font-name="Myriad Pro" fo:color="#0D0D0D" fo:font-size="7.5pt" style:font-size-asian="7.5pt"/>
    </style:style>
    <style:style style:name="P230" style:parent-style-name="Standard" style:family="paragraph">
      <style:text-properties style:font-name="Myriad Pro" fo:color="#0D0D0D" fo:font-size="7.5pt" style:font-size-asian="7.5pt"/>
    </style:style>
    <style:style style:name="P231" style:parent-style-name="Standard" style:family="paragraph">
      <style:text-properties fo:color="#0D0D0D" fo:font-size="7.5pt" style:font-size-asian="7.5pt"/>
    </style:style>
    <style:style style:name="P232" style:parent-style-name="Standard" style:family="paragraph">
      <style:text-properties style:font-name="Myriad Pro" fo:color="#000000" fo:font-size="7.5pt" style:font-size-asian="7.5pt"/>
    </style:style>
    <style:style style:name="P233" style:parent-style-name="Standard" style:family="paragraph">
      <style:text-properties style:font-name="Myriad Pro" fo:color="#000000" fo:font-size="7.5pt" style:font-size-asian="7.5pt"/>
    </style:style>
    <style:style style:name="P234" style:parent-style-name="Standard" style:family="paragraph">
      <style:text-properties style:font-name="Myriad Pro" fo:color="#000000" fo:font-size="7.5pt" style:font-size-asian="7.5pt"/>
    </style:style>
    <style:style style:name="P235" style:parent-style-name="Standard" style:family="paragraph">
      <style:text-properties fo:font-size="7.5pt" style:font-size-asian="7.5pt"/>
    </style:style>
    <style:style style:name="P236" style:parent-style-name="Standard" style:family="paragraph">
      <style:text-properties style:font-name="Myriad Pro" fo:color="#000000" fo:font-size="7.5pt" style:font-size-asian="7.5pt"/>
    </style:style>
    <style:style style:name="P237" style:parent-style-name="Standard" style:family="paragraph">
      <style:text-properties style:font-name="Myriad Pro" fo:color="#000000" fo:font-size="7.5pt" style:font-size-asian="7.5pt"/>
    </style:style>
    <style:style style:name="P238" style:parent-style-name="Standard" style:family="paragraph">
      <style:text-properties style:font-name="Myriad Pro" fo:color="#000000" fo:font-size="7.5pt" style:font-size-asian="7.5pt"/>
    </style:style>
    <style:style style:name="P239" style:parent-style-name="Standard" style:family="paragraph">
      <style:text-properties style:font-name="Myriad Pro" fo:color="#000000" fo:font-size="7.5pt" style:font-size-asian="7.5pt"/>
    </style:style>
    <style:style style:name="P240" style:parent-style-name="Standard" style:family="paragraph">
      <style:text-properties style:font-name="Myriad Pro" fo:color="#000000" fo:font-size="7.5pt" style:font-size-asian="7.5pt"/>
    </style:style>
    <style:style style:name="P241" style:parent-style-name="Standard" style:family="paragraph">
      <style:text-properties style:font-name="Myriad Pro" fo:color="#000000" fo:font-size="7.5pt" style:font-size-asian="7.5pt"/>
    </style:style>
    <style:style style:name="P242" style:parent-style-name="Standard" style:family="paragraph">
      <style:text-properties fo:font-weight="bold" style:font-weight-asian="bold" fo:font-style="italic" style:font-style-asian="italic" fo:font-size="7.5pt" style:font-size-asian="7.5pt"/>
    </style:style>
    <style:style style:name="P243" style:parent-style-name="Standard" style:family="paragraph">
      <style:text-properties style:font-name="Myriad Pro" fo:font-size="7.5pt" style:font-size-asian="7.5pt"/>
    </style:style>
    <style:style style:name="P244" style:parent-style-name="Standard" style:family="paragraph">
      <style:text-properties style:font-name="Myriad Pro" fo:color="#000000" fo:font-size="7.5pt" style:font-size-asian="7.5pt"/>
    </style:style>
    <style:style style:name="P245" style:parent-style-name="Standard" style:family="paragraph">
      <style:text-properties style:font-name="Myriad Pro" fo:font-size="7.5pt" style:font-size-asian="7.5pt"/>
    </style:style>
    <style:style style:name="P246" style:parent-style-name="Standard" style:family="paragraph">
      <style:text-properties style:font-name="Myriad Pro" fo:color="#000000" fo:font-size="7.5pt" style:font-size-asian="7.5pt"/>
    </style:style>
    <style:style style:name="P247" style:parent-style-name="Standard" style:family="paragraph">
      <style:text-properties style:font-name="Myriad Pro" fo:font-size="7.5pt" style:font-size-asian="7.5pt"/>
    </style:style>
    <style:style style:name="T248" style:parent-style-name="DefaultParagraphFont" style:family="text">
      <style:text-properties style:font-name="Myriad Pro" fo:color="#000000" fo:font-size="7.5pt" style:font-size-asian="7.5pt"/>
    </style:style>
    <style:style style:name="T249" style:parent-style-name="DefaultParagraphFont" style:family="text">
      <style:text-properties style:font-name="Myriad Pro" fo:color="#000000" fo:font-size="7.5pt" style:font-size-asian="7.5pt"/>
    </style:style>
    <style:style style:name="T250" style:parent-style-name="DefaultParagraphFont" style:family="text">
      <style:text-properties style:font-name="Myriad Pro" fo:font-weight="bold" style:font-weight-asian="bold" fo:color="#000000" fo:font-size="7.5pt" style:font-size-asian="7.5pt"/>
    </style:style>
    <style:style style:name="T251" style:parent-style-name="DefaultParagraphFont" style:family="text">
      <style:text-properties style:font-name="Myriad Pro" fo:color="#000000" fo:font-size="7.5pt" style:font-size-asian="7.5pt"/>
    </style:style>
    <style:style style:name="T252" style:parent-style-name="DefaultParagraphFont" style:family="text">
      <style:text-properties style:font-name="Myriad Pro" fo:font-weight="bold" style:font-weight-asian="bold" fo:color="#000000" fo:font-size="7.5pt" style:font-size-asian="7.5pt"/>
    </style:style>
    <style:style style:name="T253" style:parent-style-name="DefaultParagraphFont" style:family="text">
      <style:text-properties style:font-name="Myriad Pro" fo:color="#000000" fo:font-size="7.5pt" style:font-size-asian="7.5pt"/>
    </style:style>
    <style:style style:name="T254" style:parent-style-name="DefaultParagraphFont" style:family="text">
      <style:text-properties style:font-name="Myriad Pro" fo:color="#000000" fo:font-size="7.5pt" style:font-size-asian="7.5pt"/>
    </style:style>
    <style:style style:name="T255" style:parent-style-name="DefaultParagraphFont" style:family="text">
      <style:text-properties style:font-name="Myriad Pro" fo:font-weight="bold" style:font-weight-asian="bold" fo:color="#000000" fo:font-size="7.5pt" style:font-size-asian="7.5pt"/>
    </style:style>
    <style:style style:name="T256" style:parent-style-name="DefaultParagraphFont" style:family="text">
      <style:text-properties style:font-name="Myriad Pro" fo:color="#000000" fo:font-size="7.5pt" style:font-size-asian="7.5pt"/>
    </style:style>
    <style:style style:name="T257" style:parent-style-name="DefaultParagraphFont" style:family="text">
      <style:text-properties style:font-name="Myriad Pro" fo:color="#000000" fo:font-size="7.5pt" style:font-size-asian="7.5pt"/>
    </style:style>
    <style:style style:name="P258" style:parent-style-name="Standard" style:family="paragraph">
      <style:text-properties style:font-name="Myriad Pro" fo:font-size="7.5pt" style:font-size-asian="7.5pt"/>
    </style:style>
    <style:style style:name="T259" style:parent-style-name="DefaultParagraphFont" style:family="text">
      <style:text-properties style:font-name="Myriad Pro" fo:color="#000000" fo:font-size="7.5pt" style:font-size-asian="7.5pt"/>
    </style:style>
    <style:style style:name="T260" style:parent-style-name="DefaultParagraphFont" style:family="text">
      <style:text-properties style:font-name="Myriad Pro" fo:font-weight="bold" style:font-weight-asian="bold" fo:font-style="italic" style:font-style-asian="italic" fo:color="#000000" fo:font-size="7.5pt" style:font-size-asian="7.5pt"/>
    </style:style>
    <style:style style:name="T261" style:parent-style-name="DefaultParagraphFont" style:family="text">
      <style:text-properties style:font-name="Myriad Pro" fo:font-weight="bold" style:font-weight-asian="bold" fo:font-style="italic" style:font-style-asian="italic" fo:color="#000000" fo:font-size="7.5pt" style:font-size-asian="7.5pt"/>
    </style:style>
    <style:style style:name="T262" style:parent-style-name="DefaultParagraphFont" style:family="text">
      <style:text-properties style:font-name="Myriad Pro" fo:color="#000000" fo:font-size="7.5pt" style:font-size-asian="7.5pt"/>
    </style:style>
    <style:style style:name="T263" style:parent-style-name="DefaultParagraphFont" style:family="text">
      <style:text-properties style:font-name="Myriad Pro" fo:color="#000000" fo:font-size="7.5pt" style:font-size-asian="7.5pt"/>
    </style:style>
    <style:style style:name="P264" style:parent-style-name="Standard" style:family="paragraph">
      <style:text-properties style:font-name="Myriad Pro" fo:font-size="7.5pt" style:font-size-asian="7.5pt"/>
    </style:style>
    <style:style style:name="P265" style:parent-style-name="Standard" style:family="paragraph">
      <style:text-properties style:font-name="Myriad Pro" fo:font-size="7.5pt" style:font-size-asian="7.5pt"/>
    </style:style>
  </office:automatic-styles>
  <office:body>
    <office:text text:use-soft-page-breaks="true">
      <text:p text:style-name="P1"><text:span text:style-name="T2">Here is the </text:span><text:span text:style-name="T3">list of cards</text:span><text:span text:style-name="T4"> I am proposing for the Age of Renaissance reconfiguration.  Changes from the original are in </text:span><text:span text:style-name="T5">bold</text:span><text:span text:style-name="T6"> or are described in detail.</text:span></text:p>
      <text:p text:style-name="P7"/>
      <text:p text:style-name="P8"/>
      <text:p text:style-name="P9">Stone: 0, 1, 2, 3, 4, 5, 6, 7,<text:s/>8, 9, 10, 11, 12, 13, 14</text:p>
      <text:p text:style-name="P10">Wool:<text:s/><text:bookmark-start text:name="__DdeLink__1_1523195684"/>0, 1, 3, 4, 6, 7, 9, 10, 12, 13, 15, 16<text:bookmark-end text:name="__DdeLink__1_1523195684"/></text:p>
      <text:p text:style-name="P11">Timber:<text:s/><text:bookmark-start text:name="__DdeLink__3_1523195684"/>1, 2, 4, 6, 8, 10, 12, 14, 16<text:bookmark-end text:name="__DdeLink__3_1523195684"/></text:p>
      <text:p text:style-name="P12">Grain:<text:s/><text:bookmark-start text:name="__DdeLink__5_1523195684"/>1, 3, 5, 7, 9, 11, 13, 15, 17<text:bookmark-end text:name="__DdeLink__5_1523195684"/></text:p>
      <text:p text:style-name="P13">C/W:<text:s/><text:bookmark-start text:name="__DdeLink__7_1523195684"/>2, 4, 6, 8, 11, 14, 18, 22, 27, 32<text:bookmark-end text:name="__DdeLink__7_1523195684"/></text:p>
      <text:p text:style-name="P14">Metal:<text:s/><text:bookmark-start text:name="__DdeLink__9_1523195684"/>2, 4, 7, 11, 16, 21, 27, 34, 42<text:bookmark-end text:name="__DdeLink__9_1523195684"/> </text:p>
      <text:p text:style-name="P15">Fur:<text:s/><text:bookmark-start text:name="__DdeLink__11_1523195684"/>3, 5, 8, 12, 17, 23, 30<text:bookmark-end text:name="__DdeLink__11_1523195684"/></text:p>
      <text:p text:style-name="P16">Silk:<text:s/><text:bookmark-start text:name="__DdeLink__13_1523195684"/>3, 6, 10, 15, 21, 28, 36, 45<text:bookmark-end text:name="__DdeLink__13_1523195684"/></text:p>
      <text:p text:style-name="P17">Spice:<text:bookmark-start text:name="__DdeLink__15_1523195684"/><text:s/>4, 7, 11, 16, 22, 29, 37, 46, 56<text:bookmark-end text:name="__DdeLink__15_1523195684"/></text:p>
      <text:p text:style-name="P18">Ivory/Gold:<text:bookmark-start text:name="__DdeLink__17_1523195684"/><text:s/>4, 9, 16, 25, 36, 49, 64<text:bookmark-end text:name="__DdeLink__17_1523195684"/></text:p>
      <text:p text:style-name="P19"/>
      <text:p text:style-name="P20"/>
      <text:p text:style-name="P21">Epoch I (7 Commodities, 7 Events, 4 Leaders)</text:p>
      <text:p text:style-name="Standard"><text:span text:style-name="T22">Stone</text:span><text:span text:style-name="T23"> - </text:span><text:span text:style-name="T24">Recycle</text:span></text:p>
      <text:p text:style-name="Standard"><text:span text:style-name="T25">Wool</text:span><text:span text:style-name="T26">  - </text:span><text:span text:style-name="T27">Recycle</text:span></text:p>
      <text:p text:style-name="Standard"><text:span text:style-name="T28">Timber</text:span><text:span text:style-name="T29"> - </text:span><text:span text:style-name="T30">Recycle</text:span></text:p>
      <text:p text:style-name="Standard"><text:span text:style-name="T31">Grain</text:span><text:span text:style-name="T32"> - </text:span><text:span text:style-name="T33">Recycle</text:span></text:p>
      <text:p text:style-name="Standard"><text:span text:style-name="T34">Cloth/Wine </text:span><text:span text:style-name="T35">- </text:span><text:span text:style-name="T36">Recycle</text:span></text:p>
      <text:p text:style-name="Standard"><text:span text:style-name="T37">Metal </text:span><text:span text:style-name="T38">- </text:span><text:span text:style-name="T39">Recycle</text:span></text:p>
      <text:p text:style-name="Standard"><text:span text:style-name="T40">Fur</text:span><text:span text:style-name="T41"> - </text:span><text:span text:style-name="T42">Recycle</text:span></text:p>
      <text:p text:style-name="P43"/>
      <text:p text:style-name="Standard"><text:span text:style-name="T44">Crusades</text:span><text:span text:style-name="T45"> - </text:span><text:span text:style-name="T46">Not Recycled</text:span><text:span text:style-name="T47"> - Replace card's text with: "Player of card asks other players to join the Crusades.  One-by-one, in reverse turn order, players choose.  All who join suffer 1 Misery but receive a face-up </text:span><text:span text:style-name="T48">●</text:span><text:span text:style-name="T49"> marker, free, from</text:span><text:span text:style-name="T50"><text:s/>Supply, in one Area VI province (province assignments, which occur after all players have chosen, are disbursed by the card's player--who does not receive Misery)."</text:span></text:p>
      <text:p text:style-name="Standard"><text:span text:style-name="T51">NEW</text:span><text:span text:style-name="T52"> - </text:span><text:span text:style-name="T53">Minor Markets</text:span><text:span text:style-name="T54"> -  Payout schedule is same as for Grain; based on number of each playe</text:span><text:span text:style-name="T55">r's Satellites. </text:span></text:p>
      <text:p text:style-name="Standard"><text:span text:style-name="T56">Mongol </text:span><text:span text:style-name="T57">Empire</text:span><text:span text:style-name="T58"> - </text:span><text:span text:style-name="T59">Recycle</text:span><text:span text:style-name="T60"> - Replace Mongol Armies text with: "As commodities flow eastward, Wool, Timber, Grain and Cloth are all +1 payout level this turn; Westward flow: Silk and Spice are -1 level.  You may trigger either Wool, Timber, Gr</text:span><text:span text:style-name="T61">ain or Cloth."  Card should include payout schedules for these three commodities.</text:span></text:p>
      <text:p text:style-name="Standard"><text:span text:style-name="T62">Papal Decree</text:span><text:span text:style-name="T63"> - </text:span><text:span text:style-name="T64">Not Recycled</text:span><text:span text:style-name="T65"> - Remove final sentence of text referencing Epoch III.</text:span></text:p>
      <text:p text:style-name="Standard"><text:span text:style-name="T66">Pirates / Vikings</text:span><text:span text:style-name="T67"> - </text:span><text:span text:style-name="T68">Recycle</text:span></text:p>
      <text:p text:style-name="Standard"><text:span text:style-name="T69">Rebellion</text:span><text:span text:style-name="T70"> - </text:span><text:span text:style-name="T71">Recycle</text:span><text:span text:style-name="T72">   Add this text:  "All players check number</text:span><text:span text:style-name="T73"><text:s/>of cards-in-hand; they pay, to Supply, for any total in excess of 3: 4 cards = 1 token paid, 5 = 2 tokens; 6 = 3, etc."</text:span></text:p>
      <text:p text:style-name="Standard"><text:span text:style-name="T74">Stirrups</text:span><text:span text:style-name="T75"> - </text:span><text:span text:style-name="T76">not Recycled  </text:span><text:span text:style-name="T77">Adjust text to remove mention of Armor and unplayable misery burden.</text:span></text:p>
      <text:p text:style-name="P78"/>
      <text:p text:style-name="Standard"><text:span text:style-name="T79">Charlemagne</text:span><text:span text:style-name="T80"> - </text:span><text:span text:style-name="T81">not Recycled</text:span><text:span text:style-name="T82"> (Nationalism<text:s/></text:span><text:span text:style-name="T83">2)</text:span></text:p>
      <text:p text:style-name="Standard"><text:span text:style-name="T84">Marco Polo </text:span><text:span text:style-name="T85">- </text:span><text:span text:style-name="T86">not Recycled</text:span><text:span text:style-name="T87"> (Overland East 2/4; Cosmopolitan 2/4) (in text of Card's biographical note: replace "only"</text:span><text:span text:style-name="T88"><text:s/>with "most popular")</text:span></text:p>
      <text:p text:style-name="Standard"><text:span text:style-name="T89">Rashid ad Din</text:span><text:span text:style-name="T90"> - </text:span><text:span text:style-name="T91">not Recycled</text:span><text:span text:style-name="T92"> (Written Record 1; Overland East 1)</text:span></text:p>
      <text:p text:style-name="Standard"><text:span text:style-name="T93">St. Be</text:span><text:span text:style-name="T94">ne</text:span><text:span text:style-name="T95">dict</text:span><text:span text:style-name="T96"> - </text:span><text:span text:style-name="T97">not Recycled</text:span><text:span text:style-name="T98"> (Written Record 1; Patronage 1)</text:span></text:p>
      <text:p text:style-name="P99"/>
      <text:p text:style-name="P100"/>
      <text:p text:style-name="P101">Epoch II (6 Commodities, 8 Events, 4 Leaders)</text:p>
      <text:p text:style-name="P102"/>
      <text:p text:style-name="Standard"><text:span text:style-name="T103">Cloth</text:span><text:span text:style-name="T104"> - </text:span><text:span text:style-name="T105">Recycle</text:span></text:p>
      <text:p text:style-name="Standard"><text:span text:style-name="T106">Wine</text:span><text:span text:style-name="T107"> - </text:span><text:span text:style-name="T108">Recycle</text:span></text:p>
      <text:p text:style-name="Standard"><text:span text:style-name="T109">Metal</text:span><text:span text:style-name="T110"> - </text:span><text:span text:style-name="T111">Recycle</text:span></text:p>
      <text:p text:style-name="Standard"><text:span text:style-name="T112">Silk</text:span><text:span text:style-name="T113"> - </text:span><text:span text:style-name="T114">Recycl</text:span><text:span text:style-name="T115">e</text:span></text:p>
      <text:p text:style-name="Standard"><text:span text:style-name="T116">Spice</text:span><text:span text:style-name="T117"> - </text:span><text:span text:style-name="T118">Recycle</text:span></text:p>
      <text:p text:style-name="Standard"><text:span text:style-name="T119">Ivory/Gold</text:span><text:span text:style-name="T120"> - </text:span><text:span text:style-name="T121">Recycle</text:span></text:p>
      <text:p text:style-name="P122"/>
      <text:p text:style-name="Standard"><text:span text:style-name="T123">Alchemist's Gold</text:span><text:span text:style-name="T124"> - </text:span><text:span text:style-name="T125">Not Recycled</text:span><text:span text:style-name="T126"> - replace text that reads "written cash" with "tax income".  Also, remove 2nd and 3rd sentences of text.  Reduce 5th sentence to "If all players have Laws of Matter, discard."</text:span></text:p>
      <text:p text:style-name="Standard"><text:span text:style-name="T127">Black De</text:span><text:span text:style-name="T128">ath</text:span><text:span text:style-name="T129"> - </text:span><text:span text:style-name="T130">Recycle</text:span></text:p>
      <text:p text:style-name="Standard"><text:span text:style-name="T131">Enlightened Ruler</text:span><text:span text:style-name="T132"> - </text:span><text:span text:style-name="T133">Recycle</text:span><text:span text:style-name="T134">  (Remove "Civil War"</text:span><text:span text:style-name="T135"><text:s/>from text)</text:span></text:p>
      <text:p text:style-name="Standard"><text:span text:style-name="T136">Famine</text:span><text:span text:style-name="T137"> - </text:span><text:span text:style-name="T138">Recycle</text:span></text:p>
      <text:p text:style-name="Standard"><text:span text:style-name="T139">Long Bow</text:span><text:span text:style-name="T140"> - </text:span><text:span text:style-name="T141">Not Recycled  </text:span><text:span text:style-name="T142">Adjust text to remove mention of Armor and unplayable misery burden.</text:span></text:p>
      <text:p text:style-name="Standard"><text:span text:style-name="T143">Mysticism Abounds</text:span><text:span text:style-name="T144"> - </text:span><text:span text:style-name="T145">Recycle </text:span><text:span text:style-name="T146">- Remove final sentence of text.</text:span></text:p>
      <text:p text:style-name="Standard"><text:span text:style-name="T147">Religious Strife</text:span><text:span text:style-name="T148"> -- </text:span><text:span text:style-name="T149">Recycle</text:span><text:span text:style-name="T150"> - Remove final sentence of text</text:span></text:p>
      <text:p text:style-name="Standard"><text:span text:style-name="T151">Revolutionary Uprisings</text:span><text:span text:style-name="T152"> -- </text:span><text:span text:style-name="T153">Not Recycled</text:span><text:span text:style-name="T154">  - Add text: "All players check their number of cards-in-hand.  They pay, to Supply, for any total in excess of 3.  If 4, 1 token paid, 5 = 2 tokens; 6 = 3, etc."</text:span></text:p>
      <text:p text:style-name="P155"/>
      <text:p text:style-name="Standard"><text:span text:style-name="T156">Copernicus</text:span><text:span text:style-name="T157"> - </text:span><text:span text:style-name="T158">Not Recycled</text:span><text:span text:style-name="T159"> - Heavens 2, Institutional</text:span><text:span text:style-name="T160"><text:s/>Research 2 - </text:span><text:span text:style-name="T161">Enlightenment Track +1</text:span></text:p>
      <text:p text:style-name="Standard"><text:span text:style-name="T162">Erasmus</text:span><text:span text:style-name="T163"> - </text:span><text:span text:style-name="T164">Not Recycled</text:span><text:span text:style-name="T165"> - Printed Word 2 - </text:span><text:span text:style-name="T166">Enlightenment Track +2</text:span></text:p>
      <text:p text:style-name="Standard"><text:span text:style-name="T167">Gutenberg</text:span><text:span text:style-name="T168"> - </text:span><text:span text:style-name="T169">Not Recycled</text:span><text:span text:style-name="T170"> - Printed Word 3 - </text:span><text:span text:style-name="T171">Enlightenment Track +1</text:span></text:p>
      <text:p text:style-name="Standard"><text:span text:style-name="T172">Prince Henry</text:span><text:span text:style-name="T173"> - </text:span><text:span text:style-name="T174">Not Recycled</text:span><text:span text:style-name="T175"> - Ocean Navigation 2, Institutional Research 2</text:span></text:p>
      <text:p text:style-name="P176"/>
      <text:p text:style-name="P177">Epoch III (3 Commodities; 3 Events; 5 Leaders) </text:p>
      <text:p text:style-name="P178"/>
      <text:p text:style-name="Standard"><text:span text:style-name="T179">Silk</text:span><text:span text:style-name="T180"> </text:span></text:p>
      <text:p text:style-name="Standard"><text:span text:style-name="T181">Spice</text:span><text:span text:style-name="T182"> </text:span></text:p>
      <text:p text:style-name="P183">Gold</text:p>
      <text:p text:style-name="P184"/>
      <text:p text:style-name="Standard"><text:span text:style-name="T185">NEW</text:span><text:span text:style-name="T186"> - Chinese Treasure Fleet</text:span><text:span text:style-name="T187"> - Text: "Payouts for Fur, Silk, Spice, Ivory and Gold are reduced one level this turn.  You may trigger a payout for either Timber, Grain or Wine."</text:span><text:span text:style-name="T188"><text:s/> Card should include these 3 payout schedules.</text:span></text:p>
      <text:p text:style-name="Standard"><text:span text:style-name="T189">Gunpowder  </text:span><text:span text:style-name="T190">Adjust text to remove mention of Armor and unplayable misery burden.</text:span></text:p>
      <text:p text:style-name="Standard"><text:span text:style-name="T191">NEW</text:span><text:span text:style-name="T192"> - </text:span><text:span text:style-name="T193">Marriage --&gt; Alliance </text:span><text:span text:style-name="T194">- Text: "You and another player of your choosing may each trigger a commodity payout of either Stone</text:span><text:span text:style-name="T195">, Wool, Timber or Grain.  You choose first.  Choices may be for the same commodity.  Discard, if your negotiations fail."</text:span></text:p>
      <text:p text:style-name="P196"/>
      <text:p text:style-name="Standard"><text:span text:style-name="T197">Columbus</text:span><text:span text:style-name="T198"> - Ocean Navigation 3, New World 3</text:span></text:p>
      <text:p text:style-name="Standard"><text:span text:style-name="T199">De Las Casas</text:span><text:span text:style-name="T200"> - Cosmopolitan 3 - </text:span><text:span text:style-name="T201">Enlightenment Track +2</text:span></text:p>
      <text:p text:style-name="Standard"><text:span text:style-name="T202">Da Vinci</text:span><text:span text:style-name="T203"> - Master Art 2, Human Body</text:span><text:span text:style-name="T204"><text:s/>2 -- </text:span><text:span text:style-name="T205">Enlightenment Track +3</text:span></text:p>
      <text:p text:style-name="Standard"><text:span text:style-name="T206">Ibn Majid</text:span><text:span text:style-name="T207"> - Ocean Navigation 2, Cosmopolitan 2 -- </text:span><text:span text:style-name="T208">Enlightenment Track +1</text:span></text:p>
      <text:soft-page-break/>
      <text:p text:style-name="Standard"><text:span text:style-name="T209">Oldenberg</text:span><text:span text:style-name="T210"> - </text:span><text:span text:style-name="T211">Institutional Research</text:span><text:span text:style-name="T212"> 3 -- </text:span><text:span text:style-name="T213">Enlightenment Track +3</text:span></text:p>
      <text:p text:style-name="P214"/>
      <text:p text:style-name="P215"/>
      <text:p text:style-name="P216">You will notice that the card count has been reduced from 64 to 47 (Epoch I = 18, Epoch II = 18, Epoch III = 11).  This is meant to cut playing time.  I don't think we lose much flavor.  </text:p>
      <text:p text:style-name="P217"/>
      <text:p text:style-name="P218">A shortened playing time is also the reason why Crusades, Papal Decree, Alchemist's Gold and Revolutionary Uprisings are not recycled.  </text:p>
      <text:p text:style-name="P219"/>
      <text:p text:style-name="P220">These cards have<text:s/>been removed:</text:p>
      <text:p text:style-name="P221">Stone - Epoch I</text:p>
      <text:p text:style-name="P222">Wool - Epoch I</text:p>
      <text:p text:style-name="P223">Fur - Epoch I</text:p>
      <text:p text:style-name="P224">Silk - Epoch I</text:p>
      <text:p text:style-name="P225">Spice - Epoch I</text:p>
      <text:p text:style-name="P226">Armor</text:p>
      <text:p text:style-name="P227">Civil War</text:p>
      <text:p text:style-name="P228">War!</text:p>
      <text:p text:style-name="P229">Dionysus Exiguus</text:p>
      <text:p text:style-name="P230">Walter The Penniless</text:p>
      <text:p text:style-name="P231"/>
      <text:p text:style-name="P232">Timber x 2 - Epoch II</text:p>
      <text:p text:style-name="P233">Grain - Epoch II</text:p>
      <text:p text:style-name="P234">William Caxton </text:p>
      <text:p text:style-name="P235"/>
      <text:p text:style-name="P236">Cloth - Epoch III</text:p>
      <text:p text:style-name="P237">Wine - Epoch III</text:p>
      <text:p text:style-name="P238">Metal - Epoch<text:s/>III</text:p>
      <text:p text:style-name="P239">Galileo Galilei</text:p>
      <text:p text:style-name="P240">Isaac Newton</text:p>
      <text:p text:style-name="P241">Andreas Vesalius</text:p>
      <text:p text:style-name="P242"/>
      <text:p text:style-name="P243"/>
      <text:p text:style-name="P244">War! is often criticized as too luck dependent and out of character for the game.  In reimagining AoR I've moved the game's competition away from direct conflict (though DRing provides plenty of that).  Thus, not only War!, but Civil War as well are gone.  Likewise, Alchemist's Gold is a non-recycled, one-time event.</text:p>
      <text:p text:style-name="P245"/>
      <text:p text:style-name="P246">Since Galileo's main credit was for Renaissance, which is no longer part of the game, his card, and Newton's (the Enlightenment advance is<text:s/>gone), have been removed.  Note that the Renaissance attribute is now assigned to the player who is ahead (not tied) on the Enlightenment Track.  </text:p>
      <text:p text:style-name="P247"/>
      <text:p text:style-name="Standard"><text:span text:style-name="T248">The three new cards may seem counter-productive if cutting cards is the goal.  But, each new card serves an<text:s/></text:span><text:span text:style-name="T249">important purpose.  The </text:span><text:span text:style-name="T250">"Minor Markets"</text:span><text:span text:style-name="T251"> card encourages players to place satellite markers, which because there are fewer turns, would otherwise seem hard to justify.  The </text:span><text:span text:style-name="T252">"Chinese Treasure Fleet"</text:span><text:span text:style-name="T253"> card, likewise, encourages players to consider all commodit</text:span><text:span text:style-name="T254">ies during the final few turns, not just those that pay out big (again, this is needed because of fewer turns).  And finally, the </text:span><text:span text:style-name="T255">"Marriage --&gt; Alliance"</text:span><text:span text:style-name="T256"> card encourages cooperation among players trying to catch up with the leader during the final turns (c</text:span><text:span text:style-name="T257">ompetitive cooperation); it is necessary due to the removal of several 'take that' cards (War, Civil War) that are often played against a leader.</text:span></text:p>
      <text:p text:style-name="P258"/>
      <text:p text:style-name="Standard"><text:span text:style-name="T259">All reference to "unplayable misery burdens" have been removed.  Misery Burdens were an inelegant </text:span><text:span text:style-name="T260">and very fr</text:span><text:span text:style-name="T261">ustrating</text:span><text:span text:style-name="T262"> mechanism that is no longer needed.  Instead, the number of cards in a player's hand is one of the possible ways that turn order is decided, with fewer better.  There are also two cards, one recycled and one not, that trigger a<text:s/></text:span><text:span text:style-name="T263">number-of-cards-in-hand 'tax' for players who hold more than three.  Of course the player of Rebellion or Revolutionary Uprisings can first play enough cards to reduce hand size to three, a tactic similar to that often used in playing Enlightened Ruler.</text:span></text:p>
      <text:p text:style-name="P264"/>
      <text:p text:style-name="P26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yriad Pro" svg:font-family="Myriad Pro" style:font-family-generic="system"/>
    <style:font-face style:name="MS PMincho" svg:font-family="MS PMincho" style:font-family-generic="roman" style:font-pitch="variable" svg:panose-1="2 2 6 0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rond  Meistad</meta:initial-creator>
    <dc:creator>Trond Meistad</dc:creator>
    <meta:creation-date>2015-04-10T20:09:00Z</meta:creation-date>
    <dc:date>2015-08-31T05:56:00Z</dc:date>
    <meta:template xlink:href="Normal.dotm" xlink:type="simple"/>
    <meta:editing-cycles>1</meta:editing-cycles>
    <meta:editing-duration>PT1980S</meta:editing-duration>
    <meta:document-statistic meta:page-count="2" meta:paragraph-count="13" meta:word-count="1105" meta:character-count="6950" meta:row-count="48" meta:non-whitespace-character-count="5858"/>
  </office:meta>
</office:document-meta>
</file>